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2.62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16.99mm"/>
    </style:style>
    <style:style style:name="co4" style:family="table-column">
      <style:table-column-properties fo:break-before="auto" style:column-width="21.66mm"/>
    </style:style>
    <style:style style:name="co5" style:family="table-column">
      <style:table-column-properties fo:break-before="auto" style:column-width="25.44mm"/>
    </style:style>
    <style:style style:name="co6" style:family="table-column">
      <style:table-column-properties fo:break-before="auto" style:column-width="21.01mm"/>
    </style:style>
    <style:style style:name="co7" style:family="table-column">
      <style:table-column-properties fo:break-before="auto" style:column-width="29.85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19.01mm"/>
    </style:style>
    <style:style style:name="co10" style:family="table-column">
      <style:table-column-properties fo:break-before="auto" style:column-width="18.13mm"/>
    </style:style>
    <style:style style:name="ro1" style:family="table-row">
      <style:table-row-properties style:row-height="8.68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1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<text:span text:style-name="T1">資料月份：</text:span><text:span text:style-name="T2">108 </text:span><text:span text:style-name="T3">年</text:span><text:span text:style-name="T2">12 </text:span><text:span text:style-name="T3">月</text:span>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1158" calcext:value-type="float">
            <text:p>221,158</text:p>
          </table:table-cell>
          <table:table-cell table:style-name="ce14" office:value-type="float" office:value="114614" calcext:value-type="float">
            <text:p>114,614</text:p>
          </table:table-cell>
          <table:table-cell table:style-name="ce14" office:value-type="float" office:value="1215" calcext:value-type="float">
            <text:p>1,215</text:p>
          </table:table-cell>
          <table:table-cell table:style-name="ce14" office:value-type="float" office:value="1973" calcext:value-type="float">
            <text:p>1,973</text:p>
          </table:table-cell>
          <table:table-cell table:style-name="ce14" office:value-type="float" office:value="223746" calcext:value-type="float">
            <text:p>223,746</text:p>
          </table:table-cell>
          <table:table-cell table:style-name="ce14" office:value-type="float" office:value="22976" calcext:value-type="float">
            <text:p>22,976</text:p>
          </table:table-cell>
          <table:table-cell table:style-name="ce14" office:value-type="float" office:value="871417" calcext:value-type="float">
            <text:p>871,417</text:p>
          </table:table-cell>
          <table:table-cell table:style-name="ce14" office:value-type="float" office:value="983" calcext:value-type="float">
            <text:p>983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583.58" calcext:value-type="float">
            <text:p>583.58</text:p>
          </table:table-cell>
          <table:table-cell table:style-name="ce14" office:value-type="float" office:value="772" calcext:value-type="float">
            <text:p>772</text:p>
          </table:table-cell>
          <table:table-cell table:style-name="ce14" office:value-type="float" office:value="12324" calcext:value-type="float">
            <text:p>12,3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31978" calcext:value-type="float">
            <text:p>331,978</text:p>
          </table:table-cell>
          <table:table-cell table:style-name="ce14" office:value-type="float" office:value="167818" calcext:value-type="float">
            <text:p>167,818</text:p>
          </table:table-cell>
          <table:table-cell table:style-name="ce14" office:value-type="float" office:value="2477" calcext:value-type="float">
            <text:p>2,477</text:p>
          </table:table-cell>
          <table:table-cell table:style-name="ce14" office:value-type="float" office:value="2072" calcext:value-type="float">
            <text:p>2,072</text:p>
          </table:table-cell>
          <table:table-cell table:style-name="ce14" office:value-type="float" office:value="412439" calcext:value-type="float">
            <text:p>412,439</text:p>
          </table:table-cell>
          <table:table-cell table:style-name="ce14" office:value-type="float" office:value="97156" calcext:value-type="float">
            <text:p>97,156</text:p>
          </table:table-cell>
          <table:table-cell table:style-name="ce14" office:value-type="float" office:value="1039398" calcext:value-type="float">
            <text:p>1,039,398</text:p>
          </table:table-cell>
          <table:table-cell table:style-name="ce14" office:value-type="float" office:value="1003" calcext:value-type="float">
            <text:p>1,003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1075.03" calcext:value-type="float">
            <text:p>1,075.03</text:p>
          </table:table-cell>
          <table:table-cell table:style-name="ce14" office:value-type="float" office:value="2012" calcext:value-type="float">
            <text:p>2,012</text:p>
          </table:table-cell>
          <table:table-cell table:style-name="ce14" office:value-type="float" office:value="26663" calcext:value-type="float">
            <text:p>26,6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47861" calcext:value-type="float">
            <text:p>547,861</text:p>
          </table:table-cell>
          <table:table-cell table:style-name="ce14" office:value-type="float" office:value="351798" calcext:value-type="float">
            <text:p>351,798</text:p>
          </table:table-cell>
          <table:table-cell table:style-name="ce14" office:value-type="float" office:value="7394" calcext:value-type="float">
            <text:p>7,394</text:p>
          </table:table-cell>
          <table:table-cell table:style-name="ce14" office:value-type="float" office:value="5086" calcext:value-type="float">
            <text:p>5,086</text:p>
          </table:table-cell>
          <table:table-cell table:style-name="ce14" office:value-type="float" office:value="793137" calcext:value-type="float">
            <text:p>793,137</text:p>
          </table:table-cell>
          <table:table-cell table:style-name="ce14" office:value-type="float" office:value="481203" calcext:value-type="float">
            <text:p>481,203</text:p>
          </table:table-cell>
          <table:table-cell table:style-name="ce14" office:value-type="float" office:value="3932576" calcext:value-type="float">
            <text:p>3,932,576</text:p>
          </table:table-cell>
          <table:table-cell table:style-name="ce14" office:value-type="float" office:value="2024" calcext:value-type="float">
            <text:p>2,024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430.86" calcext:value-type="float">
            <text:p>430.86</text:p>
          </table:table-cell>
          <table:table-cell table:style-name="ce14" office:value-type="float" office:value="5668" calcext:value-type="float">
            <text:p>5,668</text:p>
          </table:table-cell>
          <table:table-cell table:style-name="ce14" office:value-type="float" office:value="59288" calcext:value-type="float">
            <text:p>59,2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215047" calcext:value-type="float">
            <text:p>1,215,047</text:p>
          </table:table-cell>
          <table:table-cell table:style-name="ce14" office:value-type="float" office:value="748749" calcext:value-type="float">
            <text:p>748,749</text:p>
          </table:table-cell>
          <table:table-cell table:style-name="ce14" office:value-type="float" office:value="15078" calcext:value-type="float">
            <text:p>15,078</text:p>
          </table:table-cell>
          <table:table-cell table:style-name="ce14" office:value-type="float" office:value="10910" calcext:value-type="float">
            <text:p>10,910</text:p>
          </table:table-cell>
          <table:table-cell table:style-name="ce14" office:value-type="float" office:value="1529811" calcext:value-type="float">
            <text:p>1,529,811</text:p>
          </table:table-cell>
          <table:table-cell table:style-name="ce14" office:value-type="float" office:value="1503415" calcext:value-type="float">
            <text:p>1,503,415</text:p>
          </table:table-cell>
          <table:table-cell table:style-name="ce14" office:value-type="float" office:value="4764977" calcext:value-type="float">
            <text:p>4,764,977</text:p>
          </table:table-cell>
          <table:table-cell table:style-name="ce14" office:value-type="float" office:value="11286" calcext:value-type="float">
            <text:p>11,286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61.83" calcext:value-type="float">
            <text:p>1,561.83</text:p>
          </table:table-cell>
          <table:table-cell table:style-name="ce14" office:value-type="float" office:value="5175" calcext:value-type="float">
            <text:p>5,175</text:p>
          </table:table-cell>
          <table:table-cell table:style-name="ce14" office:value-type="float" office:value="69155" calcext:value-type="float">
            <text:p>69,1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32094" calcext:value-type="float">
            <text:p>1,032,094</text:p>
          </table:table-cell>
          <table:table-cell table:style-name="ce14" office:value-type="float" office:value="794459" calcext:value-type="float">
            <text:p>794,459</text:p>
          </table:table-cell>
          <table:table-cell table:style-name="ce14" office:value-type="float" office:value="19047" calcext:value-type="float">
            <text:p>19,047</text:p>
          </table:table-cell>
          <table:table-cell table:style-name="ce14" office:value-type="float" office:value="9929" calcext:value-type="float">
            <text:p>9,929</text:p>
          </table:table-cell>
          <table:table-cell table:style-name="ce14" office:value-type="float" office:value="1119322" calcext:value-type="float">
            <text:p>1,119,322</text:p>
          </table:table-cell>
          <table:table-cell table:style-name="ce14" office:value-type="float" office:value="3335770" calcext:value-type="float">
            <text:p>3,335,770</text:p>
          </table:table-cell>
          <table:table-cell table:style-name="ce14" office:value-type="float" office:value="4693692" calcext:value-type="float">
            <text:p>4,693,692</text:p>
          </table:table-cell>
          <table:table-cell table:style-name="ce14" office:value-type="float" office:value="1794" calcext:value-type="float">
            <text:p>1,794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00.81" calcext:value-type="float">
            <text:p>600.81</text:p>
          </table:table-cell>
          <table:table-cell table:style-name="ce14" office:value-type="float" office:value="15829" calcext:value-type="float">
            <text:p>15,829</text:p>
          </table:table-cell>
          <table:table-cell table:style-name="ce14" office:value-type="float" office:value="67038" calcext:value-type="float">
            <text:p>67,0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518004" calcext:value-type="float">
            <text:p>518,004</text:p>
          </table:table-cell>
          <table:table-cell table:style-name="ce14" office:value-type="float" office:value="251381" calcext:value-type="float">
            <text:p>251,381</text:p>
          </table:table-cell>
          <table:table-cell table:style-name="ce14" office:value-type="float" office:value="2398" calcext:value-type="float">
            <text:p>2,398</text:p>
          </table:table-cell>
          <table:table-cell table:style-name="ce14" office:value-type="float" office:value="3806" calcext:value-type="float">
            <text:p>3,806</text:p>
          </table:table-cell>
          <table:table-cell table:style-name="ce14" office:value-type="float" office:value="369897" calcext:value-type="float">
            <text:p>369,897</text:p>
          </table:table-cell>
          <table:table-cell table:style-name="ce14" office:value-type="float" office:value="363395" calcext:value-type="float">
            <text:p>363,395</text:p>
          </table:table-cell>
          <table:table-cell table:style-name="ce14" office:value-type="float" office:value="1554250" calcext:value-type="float">
            <text:p>1,554,250</text:p>
          </table:table-cell>
          <table:table-cell table:style-name="ce14" office:value-type="float" office:value="980" calcext:value-type="float">
            <text:p>980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89.94" calcext:value-type="float">
            <text:p>589.94</text:p>
          </table:table-cell>
          <table:table-cell table:style-name="ce14" office:value-type="float" office:value="6456" calcext:value-type="float">
            <text:p>6,456</text:p>
          </table:table-cell>
          <table:table-cell table:style-name="ce14" office:value-type="float" office:value="25235" calcext:value-type="float">
            <text:p>25,2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431146" calcext:value-type="float">
            <text:p>431,146</text:p>
          </table:table-cell>
          <table:table-cell table:style-name="ce14" office:value-type="float" office:value="237678" calcext:value-type="float">
            <text:p>237,678</text:p>
          </table:table-cell>
          <table:table-cell table:style-name="ce14" office:value-type="float" office:value="4289" calcext:value-type="float">
            <text:p>4,289</text:p>
          </table:table-cell>
          <table:table-cell table:style-name="ce14" office:value-type="float" office:value="2423" calcext:value-type="float">
            <text:p>2,423</text:p>
          </table:table-cell>
          <table:table-cell table:style-name="ce14" office:value-type="float" office:value="705420" calcext:value-type="float">
            <text:p>705,420</text:p>
          </table:table-cell>
          <table:table-cell table:style-name="ce14" office:value-type="float" office:value="533374" calcext:value-type="float">
            <text:p>533,374</text:p>
          </table:table-cell>
          <table:table-cell table:style-name="ce14" office:value-type="float" office:value="1535516" calcext:value-type="float">
            <text:p>1,535,516</text:p>
          </table:table-cell>
          <table:table-cell table:style-name="ce14" office:value-type="float" office:value="7630" calcext:value-type="float">
            <text:p>7,630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1254.66" calcext:value-type="float">
            <text:p>1,254.66</text:p>
          </table:table-cell>
          <table:table-cell table:style-name="ce14" office:value-type="float" office:value="4114" calcext:value-type="float">
            <text:p>4,114</text:p>
          </table:table-cell>
          <table:table-cell table:style-name="ce14" office:value-type="float" office:value="26105" calcext:value-type="float">
            <text:p>26,1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3288239" calcext:value-type="float">
            <text:p>3,288,239</text:p>
          </table:table-cell>
          <table:table-cell table:style-name="ce14" office:value-type="float" office:value="2102023" calcext:value-type="float">
            <text:p>2,102,023</text:p>
          </table:table-cell>
          <table:table-cell table:style-name="ce14" office:value-type="float" office:value="300269" calcext:value-type="float">
            <text:p>300,269</text:p>
          </table:table-cell>
          <table:table-cell table:style-name="ce14" office:value-type="float" office:value="13332" calcext:value-type="float">
            <text:p>13,332</text:p>
          </table:table-cell>
          <table:table-cell table:style-name="ce14" office:value-type="float" office:value="5445745" calcext:value-type="float">
            <text:p>5,445,745</text:p>
          </table:table-cell>
          <table:table-cell table:style-name="ce14" office:value-type="float" office:value="18568276" calcext:value-type="float">
            <text:p>18,568,276</text:p>
          </table:table-cell>
          <table:table-cell table:style-name="ce14" office:value-type="float" office:value="23902515" calcext:value-type="float">
            <text:p>23,902,515</text:p>
          </table:table-cell>
          <table:table-cell table:style-name="ce14" office:value-type="float" office:value="101375" calcext:value-type="float">
            <text:p>101,375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46.46" calcext:value-type="float">
            <text:p>1,246.46</text:p>
          </table:table-cell>
          <table:table-cell table:style-name="ce14" office:value-type="float" office:value="21092" calcext:value-type="float">
            <text:p>21,092</text:p>
          </table:table-cell>
          <table:table-cell table:style-name="ce14" office:value-type="float" office:value="236480" calcext:value-type="float">
            <text:p>236,4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734229" calcext:value-type="float">
            <text:p>6,734,229</text:p>
          </table:table-cell>
          <table:table-cell table:style-name="ce14" office:value-type="float" office:value="4974594" calcext:value-type="float">
            <text:p>4,974,594</text:p>
          </table:table-cell>
          <table:table-cell table:style-name="ce14" office:value-type="float" office:value="66433" calcext:value-type="float">
            <text:p>66,433</text:p>
          </table:table-cell>
          <table:table-cell table:style-name="ce14" office:value-type="float" office:value="73620" calcext:value-type="float">
            <text:p>73,620</text:p>
          </table:table-cell>
          <table:table-cell table:style-name="ce14" office:value-type="float" office:value="19042723" calcext:value-type="float">
            <text:p>19,042,723</text:p>
          </table:table-cell>
          <table:table-cell table:style-name="ce14" office:value-type="float" office:value="16481434" calcext:value-type="float">
            <text:p>16,481,434</text:p>
          </table:table-cell>
          <table:table-cell table:style-name="ce14" office:value-type="float" office:value="55918999" calcext:value-type="float">
            <text:p>55,918,999</text:p>
          </table:table-cell>
          <table:table-cell table:style-name="ce14" office:value-type="float" office:value="274884" calcext:value-type="float">
            <text:p>274,884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54.71" calcext:value-type="float">
            <text:p>1,254.71</text:p>
          </table:table-cell>
          <table:table-cell table:style-name="ce14" office:value-type="float" office:value="43290" calcext:value-type="float">
            <text:p>43,290</text:p>
          </table:table-cell>
          <table:table-cell table:style-name="ce14" office:value-type="float" office:value="484468" calcext:value-type="float">
            <text:p>484,4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05" calcext:value-type="float">
            <text:p>11,105</text:p>
          </table:table-cell>
          <table:table-cell table:style-name="ce14" office:value-type="float" office:value="4140" calcext:value-type="float">
            <text:p>4,14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0735" calcext:value-type="float">
            <text:p>10,7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0610" calcext:value-type="float">
            <text:p>140,610</text:p>
          </table:table-cell>
          <table:table-cell table:style-name="ce14" office:value-type="float" office:value="29" calcext:value-type="float">
            <text:p>29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336.82" calcext:value-type="float">
            <text:p>336.8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3" calcext:value-type="float">
            <text:p>8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890413" calcext:value-type="float">
            <text:p>890,413</text:p>
          </table:table-cell>
          <table:table-cell table:style-name="ce14" office:value-type="float" office:value="579700" calcext:value-type="float">
            <text:p>579,700</text:p>
          </table:table-cell>
          <table:table-cell table:style-name="ce14" office:value-type="float" office:value="12345" calcext:value-type="float">
            <text:p>12,345</text:p>
          </table:table-cell>
          <table:table-cell table:style-name="ce14" office:value-type="float" office:value="3811" calcext:value-type="float">
            <text:p>3,811</text:p>
          </table:table-cell>
          <table:table-cell table:style-name="ce14" office:value-type="float" office:value="1416650" calcext:value-type="float">
            <text:p>1,416,650</text:p>
          </table:table-cell>
          <table:table-cell table:style-name="ce14" office:value-type="float" office:value="2866240" calcext:value-type="float">
            <text:p>2,866,240</text:p>
          </table:table-cell>
          <table:table-cell table:style-name="ce14" office:value-type="float" office:value="3716282" calcext:value-type="float">
            <text:p>3,716,282</text:p>
          </table:table-cell>
          <table:table-cell table:style-name="ce14" office:value-type="float" office:value="4216" calcext:value-type="float">
            <text:p>4,216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665.28" calcext:value-type="float">
            <text:p>665.28</text:p>
          </table:table-cell>
          <table:table-cell table:style-name="ce14" office:value-type="float" office:value="4503" calcext:value-type="float">
            <text:p>4,503</text:p>
          </table:table-cell>
          <table:table-cell table:style-name="ce14" office:value-type="float" office:value="42956" calcext:value-type="float">
            <text:p>42,9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7671" calcext:value-type="float">
            <text:p>2,897,671</text:p>
          </table:table-cell>
          <table:table-cell table:style-name="ce14" office:value-type="float" office:value="2317987" calcext:value-type="float">
            <text:p>2,317,987</text:p>
          </table:table-cell>
          <table:table-cell table:style-name="ce14" office:value-type="float" office:value="23439" calcext:value-type="float">
            <text:p>23,439</text:p>
          </table:table-cell>
          <table:table-cell table:style-name="ce14" office:value-type="float" office:value="18369" calcext:value-type="float">
            <text:p>18,369</text:p>
          </table:table-cell>
          <table:table-cell table:style-name="ce14" office:value-type="float" office:value="13558293" calcext:value-type="float">
            <text:p>13,558,293</text:p>
          </table:table-cell>
          <table:table-cell table:style-name="ce14" office:value-type="float" office:value="12584933" calcext:value-type="float">
            <text:p>12,584,933</text:p>
          </table:table-cell>
          <table:table-cell table:style-name="ce14" office:value-type="float" office:value="19309642" calcext:value-type="float">
            <text:p>19,309,642</text:p>
          </table:table-cell>
          <table:table-cell table:style-name="ce14" office:value-type="float" office:value="213283" calcext:value-type="float">
            <text:p>213,283</text:p>
          </table:table-cell>
          <table:table-cell table:style-name="ce19" office:value-type="float" office:value="0.57" calcext:value-type="float">
            <text:p>0.57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417.98" calcext:value-type="float">
            <text:p>417.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95655" calcext:value-type="float">
            <text:p>595,6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203587" calcext:value-type="float">
            <text:p>203,587</text:p>
          </table:table-cell>
          <table:table-cell table:style-name="ce14" office:value-type="float" office:value="118971" calcext:value-type="float">
            <text:p>118,971</text:p>
          </table:table-cell>
          <table:table-cell table:style-name="ce14" office:value-type="float" office:value="481" calcext:value-type="float">
            <text:p>481</text:p>
          </table:table-cell>
          <table:table-cell table:style-name="ce14" office:value-type="float" office:value="1169" calcext:value-type="float">
            <text:p>1,169</text:p>
          </table:table-cell>
          <table:table-cell table:style-name="ce14" office:value-type="float" office:value="397427" calcext:value-type="float">
            <text:p>397,427</text:p>
          </table:table-cell>
          <table:table-cell table:style-name="ce14" office:value-type="float" office:value="72937" calcext:value-type="float">
            <text:p>72,937</text:p>
          </table:table-cell>
          <table:table-cell table:style-name="ce14" office:value-type="float" office:value="1062568" calcext:value-type="float">
            <text:p>1,062,568</text:p>
          </table:table-cell>
          <table:table-cell table:style-name="ce14" office:value-type="float" office:value="2082" calcext:value-type="float">
            <text:p>2,082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342.23" calcext:value-type="float">
            <text:p>342.23</text:p>
          </table:table-cell>
          <table:table-cell table:style-name="ce14" office:value-type="float" office:value="1312" calcext:value-type="float">
            <text:p>1,312</text:p>
          </table:table-cell>
          <table:table-cell table:style-name="ce14" office:value-type="float" office:value="22008" calcext:value-type="float">
            <text:p>22,0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69015" calcext:value-type="float">
            <text:p>369,015</text:p>
          </table:table-cell>
          <table:table-cell table:style-name="ce14" office:value-type="float" office:value="264977" calcext:value-type="float">
            <text:p>264,977</text:p>
          </table:table-cell>
          <table:table-cell table:style-name="ce14" office:value-type="float" office:value="3654" calcext:value-type="float">
            <text:p>3,654</text:p>
          </table:table-cell>
          <table:table-cell table:style-name="ce14" office:value-type="float" office:value="2578" calcext:value-type="float">
            <text:p>2,578</text:p>
          </table:table-cell>
          <table:table-cell table:style-name="ce14" office:value-type="float" office:value="1449781" calcext:value-type="float">
            <text:p>1,449,781</text:p>
          </table:table-cell>
          <table:table-cell table:style-name="ce14" office:value-type="float" office:value="492705" calcext:value-type="float">
            <text:p>492,705</text:p>
          </table:table-cell>
          <table:table-cell table:style-name="ce14" office:value-type="float" office:value="3530672" calcext:value-type="float">
            <text:p>3,530,672</text:p>
          </table:table-cell>
          <table:table-cell table:style-name="ce14" office:value-type="float" office:value="7924" calcext:value-type="float">
            <text:p>7,924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02.42" calcext:value-type="float">
            <text:p>1,002.42</text:p>
          </table:table-cell>
          <table:table-cell table:style-name="ce14" office:value-type="float" office:value="6473" calcext:value-type="float">
            <text:p>6,473</text:p>
          </table:table-cell>
          <table:table-cell table:style-name="ce14" office:value-type="float" office:value="77224" calcext:value-type="float">
            <text:p>77,2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9662" calcext:value-type="float">
            <text:p>139,662</text:p>
          </table:table-cell>
          <table:table-cell table:style-name="ce14" office:value-type="float" office:value="82292" calcext:value-type="float">
            <text:p>82,292</text:p>
          </table:table-cell>
          <table:table-cell table:style-name="ce14" office:value-type="float" office:value="1451" calcext:value-type="float">
            <text:p>1,451</text:p>
          </table:table-cell>
          <table:table-cell table:style-name="ce14" office:value-type="float" office:value="732" calcext:value-type="float">
            <text:p>732</text:p>
          </table:table-cell>
          <table:table-cell table:style-name="ce14" office:value-type="float" office:value="258779" calcext:value-type="float">
            <text:p>258,779</text:p>
          </table:table-cell>
          <table:table-cell table:style-name="ce14" office:value-type="float" office:value="53497" calcext:value-type="float">
            <text:p>53,497</text:p>
          </table:table-cell>
          <table:table-cell table:style-name="ce14" office:value-type="float" office:value="588550" calcext:value-type="float">
            <text:p>588,550</text:p>
          </table:table-cell>
          <table:table-cell table:style-name="ce14" office:value-type="float" office:value="424" calcext:value-type="float">
            <text:p>424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1210.94" calcext:value-type="float">
            <text:p>1,210.94</text:p>
          </table:table-cell>
          <table:table-cell table:style-name="ce14" office:value-type="float" office:value="1772" calcext:value-type="float">
            <text:p>1,772</text:p>
          </table:table-cell>
          <table:table-cell table:style-name="ce14" office:value-type="float" office:value="22515" calcext:value-type="float">
            <text:p>22,5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21851" calcext:value-type="float">
            <text:p>621,851</text:p>
          </table:table-cell>
          <table:table-cell table:style-name="ce14" office:value-type="float" office:value="447158" calcext:value-type="float">
            <text:p>447,158</text:p>
          </table:table-cell>
          <table:table-cell table:style-name="ce14" office:value-type="float" office:value="5125" calcext:value-type="float">
            <text:p>5,125</text:p>
          </table:table-cell>
          <table:table-cell table:style-name="ce14" office:value-type="float" office:value="7445" calcext:value-type="float">
            <text:p>7,445</text:p>
          </table:table-cell>
          <table:table-cell table:style-name="ce14" office:value-type="float" office:value="2198933" calcext:value-type="float">
            <text:p>2,198,933</text:p>
          </table:table-cell>
          <table:table-cell table:style-name="ce14" office:value-type="float" office:value="1700786" calcext:value-type="float">
            <text:p>1,700,786</text:p>
          </table:table-cell>
          <table:table-cell table:style-name="ce14" office:value-type="float" office:value="6007506" calcext:value-type="float">
            <text:p>6,007,506</text:p>
          </table:table-cell>
          <table:table-cell table:style-name="ce14" office:value-type="float" office:value="31687" calcext:value-type="float">
            <text:p>31,687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908.5" calcext:value-type="float">
            <text:p>1,908.50</text:p>
          </table:table-cell>
          <table:table-cell table:style-name="ce14" office:value-type="float" office:value="6763" calcext:value-type="float">
            <text:p>6,763</text:p>
          </table:table-cell>
          <table:table-cell table:style-name="ce14" office:value-type="float" office:value="74544" calcext:value-type="float">
            <text:p>74,5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9796" calcext:value-type="float">
            <text:p>9,796</text:p>
          </table:table-cell>
          <table:table-cell table:style-name="ce14" office:value-type="float" office:value="5236" calcext:value-type="float">
            <text:p>5,23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1496" calcext:value-type="float">
            <text:p>11,496</text:p>
          </table:table-cell>
          <table:table-cell table:style-name="ce14" office:value-type="float" office:value="2113" calcext:value-type="float">
            <text:p>2,113</text:p>
          </table:table-cell>
          <table:table-cell table:style-name="ce14" office:value-type="float" office:value="51340" calcext:value-type="float">
            <text:p>51,34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.12" calcext:value-type="float">
            <text:p>1.12</text:p>
          </table:table-cell>
          <table:table-cell table:style-name="ce19" office:value-type="float" office:value="0.41" calcext:value-type="float">
            <text:p>0.41</text:p>
          </table:table-cell>
          <table:table-cell table:style-name="ce19" office:value-type="float" office:value="326.84" calcext:value-type="float">
            <text:p>326.8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34285" calcext:value-type="float">
            <text:p>834,285</text:p>
          </table:table-cell>
          <table:table-cell table:style-name="ce14" office:value-type="float" office:value="503608" calcext:value-type="float">
            <text:p>503,608</text:p>
          </table:table-cell>
          <table:table-cell table:style-name="ce14" office:value-type="float" office:value="11986" calcext:value-type="float">
            <text:p>11,986</text:p>
          </table:table-cell>
          <table:table-cell table:style-name="ce14" office:value-type="float" office:value="6041" calcext:value-type="float">
            <text:p>6,041</text:p>
          </table:table-cell>
          <table:table-cell table:style-name="ce14" office:value-type="float" office:value="1775372" calcext:value-type="float">
            <text:p>1,775,372</text:p>
          </table:table-cell>
          <table:table-cell table:style-name="ce14" office:value-type="float" office:value="1687350" calcext:value-type="float">
            <text:p>1,687,350</text:p>
          </table:table-cell>
          <table:table-cell table:style-name="ce14" office:value-type="float" office:value="5371313" calcext:value-type="float">
            <text:p>5,371,313</text:p>
          </table:table-cell>
          <table:table-cell table:style-name="ce14" office:value-type="float" office:value="10654" calcext:value-type="float">
            <text:p>10,654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231.72" calcext:value-type="float">
            <text:p>231.72</text:p>
          </table:table-cell>
          <table:table-cell table:style-name="ce14" office:value-type="float" office:value="7070" calcext:value-type="float">
            <text:p>7,070</text:p>
          </table:table-cell>
          <table:table-cell table:style-name="ce14" office:value-type="float" office:value="74914" calcext:value-type="float">
            <text:p>74,9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7555" calcext:value-type="float">
            <text:p>107,555</text:p>
          </table:table-cell>
          <table:table-cell table:style-name="ce14" office:value-type="float" office:value="56672" calcext:value-type="float">
            <text:p>56,672</text:p>
          </table:table-cell>
          <table:table-cell table:style-name="ce14" office:value-type="float" office:value="1028" calcext:value-type="float">
            <text:p>1,028</text:p>
          </table:table-cell>
          <table:table-cell table:style-name="ce14" office:value-type="float" office:value="1058" calcext:value-type="float">
            <text:p>1,058</text:p>
          </table:table-cell>
          <table:table-cell table:style-name="ce14" office:value-type="float" office:value="213631" calcext:value-type="float">
            <text:p>213,631</text:p>
          </table:table-cell>
          <table:table-cell table:style-name="ce14" office:value-type="float" office:value="75082" calcext:value-type="float">
            <text:p>75,082</text:p>
          </table:table-cell>
          <table:table-cell table:style-name="ce14" office:value-type="float" office:value="399279" calcext:value-type="float">
            <text:p>399,279</text:p>
          </table:table-cell>
          <table:table-cell table:style-name="ce14" office:value-type="float" office:value="98" calcext:value-type="float">
            <text:p>98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68.79" calcext:value-type="float">
            <text:p>468.79</text:p>
          </table:table-cell>
          <table:table-cell table:style-name="ce14" office:value-type="float" office:value="3982" calcext:value-type="float">
            <text:p>3,982</text:p>
          </table:table-cell>
          <table:table-cell table:style-name="ce14" office:value-type="float" office:value="14505" calcext:value-type="float">
            <text:p>14,5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149" calcext:value-type="float">
            <text:p>15,149</text:p>
          </table:table-cell>
          <table:table-cell table:style-name="ce14" office:value-type="float" office:value="10501" calcext:value-type="float">
            <text:p>10,50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24580" calcext:value-type="float">
            <text:p>24,580</text:p>
          </table:table-cell>
          <table:table-cell table:style-name="ce14" office:value-type="float" office:value="16521" calcext:value-type="float">
            <text:p>16,521</text:p>
          </table:table-cell>
          <table:table-cell table:style-name="ce14" office:value-type="float" office:value="119030" calcext:value-type="float">
            <text:p>119,030</text:p>
          </table:table-cell>
          <table:table-cell table:style-name="ce14" office:value-type="float" office:value="79" calcext:value-type="float">
            <text:p>79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803.95" calcext:value-type="float">
            <text:p>3,803.9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548" calcext:value-type="float">
            <text:p>1,5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62706" calcext:value-type="float">
            <text:p>2,162,706</text:p>
          </table:table-cell>
          <table:table-cell table:style-name="ce14" office:value-type="float" office:value="1266940" calcext:value-type="float">
            <text:p>1,266,940</text:p>
          </table:table-cell>
          <table:table-cell table:style-name="ce14" office:value-type="float" office:value="49815" calcext:value-type="float">
            <text:p>49,815</text:p>
          </table:table-cell>
          <table:table-cell table:style-name="ce14" office:value-type="float" office:value="15207" calcext:value-type="float">
            <text:p>15,207</text:p>
          </table:table-cell>
          <table:table-cell table:style-name="ce14" office:value-type="float" office:value="6079932" calcext:value-type="float">
            <text:p>6,079,932</text:p>
          </table:table-cell>
          <table:table-cell table:style-name="ce14" office:value-type="float" office:value="3665827" calcext:value-type="float">
            <text:p>3,665,827</text:p>
          </table:table-cell>
          <table:table-cell table:style-name="ce14" office:value-type="float" office:value="8964495" calcext:value-type="float">
            <text:p>8,964,495</text:p>
          </table:table-cell>
          <table:table-cell table:style-name="ce14" office:value-type="float" office:value="82145" calcext:value-type="float">
            <text:p>82,14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9.87" calcext:value-type="float">
            <text:p>149.87</text:p>
          </table:table-cell>
          <table:table-cell table:style-name="ce14" office:value-type="float" office:value="16127" calcext:value-type="float">
            <text:p>16,127</text:p>
          </table:table-cell>
          <table:table-cell table:style-name="ce14" office:value-type="float" office:value="201090" calcext:value-type="float">
            <text:p>201,0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87131" calcext:value-type="float">
            <text:p>1,587,131</text:p>
          </table:table-cell>
          <table:table-cell table:style-name="ce14" office:value-type="float" office:value="1052137" calcext:value-type="float">
            <text:p>1,052,137</text:p>
          </table:table-cell>
          <table:table-cell table:style-name="ce14" office:value-type="float" office:value="14874" calcext:value-type="float">
            <text:p>14,874</text:p>
          </table:table-cell>
          <table:table-cell table:style-name="ce14" office:value-type="float" office:value="8537" calcext:value-type="float">
            <text:p>8,537</text:p>
          </table:table-cell>
          <table:table-cell table:style-name="ce14" office:value-type="float" office:value="4288050" calcext:value-type="float">
            <text:p>4,288,050</text:p>
          </table:table-cell>
          <table:table-cell table:style-name="ce14" office:value-type="float" office:value="6095563" calcext:value-type="float">
            <text:p>6,095,563</text:p>
          </table:table-cell>
          <table:table-cell table:style-name="ce14" office:value-type="float" office:value="5054499" calcext:value-type="float">
            <text:p>5,054,499</text:p>
          </table:table-cell>
          <table:table-cell table:style-name="ce14" office:value-type="float" office:value="155033" calcext:value-type="float">
            <text:p>155,033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68" calcext:value-type="float">
            <text:p>100.68</text:p>
          </table:table-cell>
          <table:table-cell table:style-name="ce14" office:value-type="float" office:value="14711" calcext:value-type="float">
            <text:p>14,711</text:p>
          </table:table-cell>
          <table:table-cell table:style-name="ce14" office:value-type="float" office:value="166196" calcext:value-type="float">
            <text:p>166,1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1979" calcext:value-type="float">
            <text:p>1,171,979</text:p>
          </table:table-cell>
          <table:table-cell table:style-name="ce14" office:value-type="float" office:value="692028" calcext:value-type="float">
            <text:p>692,028</text:p>
          </table:table-cell>
          <table:table-cell table:style-name="ce14" office:value-type="float" office:value="3706" calcext:value-type="float">
            <text:p>3,706</text:p>
          </table:table-cell>
          <table:table-cell table:style-name="ce14" office:value-type="float" office:value="8207" calcext:value-type="float">
            <text:p>8,207</text:p>
          </table:table-cell>
          <table:table-cell table:style-name="ce14" office:value-type="float" office:value="1542433" calcext:value-type="float">
            <text:p>1,542,433</text:p>
          </table:table-cell>
          <table:table-cell table:style-name="ce14" office:value-type="float" office:value="3366303" calcext:value-type="float">
            <text:p>3,366,303</text:p>
          </table:table-cell>
          <table:table-cell table:style-name="ce14" office:value-type="float" office:value="5687813" calcext:value-type="float">
            <text:p>5,687,813</text:p>
          </table:table-cell>
          <table:table-cell table:style-name="ce14" office:value-type="float" office:value="22637" calcext:value-type="float">
            <text:p>22,637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23.54" calcext:value-type="float">
            <text:p>923.54</text:p>
          </table:table-cell>
          <table:table-cell table:style-name="ce14" office:value-type="float" office:value="7406" calcext:value-type="float">
            <text:p>7,406</text:p>
          </table:table-cell>
          <table:table-cell table:style-name="ce14" office:value-type="float" office:value="94720" calcext:value-type="float">
            <text:p>94,7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986502" calcext:value-type="float">
            <text:p>1,986,502</text:p>
          </table:table-cell>
          <table:table-cell table:style-name="ce14" office:value-type="float" office:value="1015915" calcext:value-type="float">
            <text:p>1,015,915</text:p>
          </table:table-cell>
          <table:table-cell table:style-name="ce14" office:value-type="float" office:value="26967" calcext:value-type="float">
            <text:p>26,967</text:p>
          </table:table-cell>
          <table:table-cell table:style-name="ce14" office:value-type="float" office:value="256985" calcext:value-type="float">
            <text:p>256,985</text:p>
          </table:table-cell>
          <table:table-cell table:style-name="ce14" office:value-type="float" office:value="4454410" calcext:value-type="float">
            <text:p>4,454,410</text:p>
          </table:table-cell>
          <table:table-cell table:style-name="ce14" office:value-type="float" office:value="5088338" calcext:value-type="float">
            <text:p>5,088,338</text:p>
          </table:table-cell>
          <table:table-cell table:style-name="ce14" office:value-type="float" office:value="8730824" calcext:value-type="float">
            <text:p>8,730,824</text:p>
          </table:table-cell>
          <table:table-cell table:style-name="ce14" office:value-type="float" office:value="102391" calcext:value-type="float">
            <text:p>102,391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02.83" calcext:value-type="float">
            <text:p>602.83</text:p>
          </table:table-cell>
          <table:table-cell table:style-name="ce14" office:value-type="float" office:value="10531" calcext:value-type="float">
            <text:p>10,531</text:p>
          </table:table-cell>
          <table:table-cell table:style-name="ce14" office:value-type="float" office:value="127829" calcext:value-type="float">
            <text:p>127,8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824072" calcext:value-type="float">
            <text:p>5,824,072</text:p>
          </table:table-cell>
          <table:table-cell table:style-name="ce14" office:value-type="float" office:value="4173821" calcext:value-type="float">
            <text:p>4,173,821</text:p>
          </table:table-cell>
          <table:table-cell table:style-name="ce14" office:value-type="float" office:value="114679" calcext:value-type="float">
            <text:p>114,679</text:p>
          </table:table-cell>
          <table:table-cell table:style-name="ce14" office:value-type="float" office:value="27590" calcext:value-type="float">
            <text:p>27,590</text:p>
          </table:table-cell>
          <table:table-cell table:style-name="ce14" office:value-type="float" office:value="13497912" calcext:value-type="float">
            <text:p>13,497,912</text:p>
          </table:table-cell>
          <table:table-cell table:style-name="ce14" office:value-type="float" office:value="17177607" calcext:value-type="float">
            <text:p>17,177,607</text:p>
          </table:table-cell>
          <table:table-cell table:style-name="ce14" office:value-type="float" office:value="38688547" calcext:value-type="float">
            <text:p>38,688,547</text:p>
          </table:table-cell>
          <table:table-cell table:style-name="ce14" office:value-type="float" office:value="325626" calcext:value-type="float">
            <text:p>325,626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58.87" calcext:value-type="float">
            <text:p>558.87</text:p>
          </table:table-cell>
          <table:table-cell table:style-name="ce14" office:value-type="float" office:value="43625" calcext:value-type="float">
            <text:p>43,625</text:p>
          </table:table-cell>
          <table:table-cell table:style-name="ce14" office:value-type="float" office:value="520099" calcext:value-type="float">
            <text:p>520,0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385000" calcext:value-type="float">
            <text:p>385,000</text:p>
          </table:table-cell>
          <table:table-cell table:style-name="ce14" office:value-type="float" office:value="195827" calcext:value-type="float">
            <text:p>195,827</text:p>
          </table:table-cell>
          <table:table-cell table:style-name="ce14" office:value-type="float" office:value="6199" calcext:value-type="float">
            <text:p>6,199</text:p>
          </table:table-cell>
          <table:table-cell table:style-name="ce14" office:value-type="float" office:value="6400" calcext:value-type="float">
            <text:p>6,400</text:p>
          </table:table-cell>
          <table:table-cell table:style-name="ce14" office:value-type="float" office:value="1122633" calcext:value-type="float">
            <text:p>1,122,633</text:p>
          </table:table-cell>
          <table:table-cell table:style-name="ce14" office:value-type="float" office:value="791681" calcext:value-type="float">
            <text:p>791,681</text:p>
          </table:table-cell>
          <table:table-cell table:style-name="ce14" office:value-type="float" office:value="1059990" calcext:value-type="float">
            <text:p>1,059,990</text:p>
          </table:table-cell>
          <table:table-cell table:style-name="ce14" office:value-type="float" office:value="6819" calcext:value-type="float">
            <text:p>6,819</text:p>
          </table:table-cell>
          <table:table-cell table:style-name="ce19" office:value-type="float" office:value="0.73" calcext:value-type="float">
            <text:p>0.73</text:p>
          </table:table-cell>
          <table:table-cell table:style-name="ce19" office:value-type="float" office:value="0.43" calcext:value-type="float">
            <text:p>0.43</text:p>
          </table:table-cell>
          <table:table-cell table:style-name="ce19" office:value-type="float" office:value="185.21" calcext:value-type="float">
            <text:p>185.21</text:p>
          </table:table-cell>
          <table:table-cell table:style-name="ce14" office:value-type="float" office:value="5462" calcext:value-type="float">
            <text:p>5,462</text:p>
          </table:table-cell>
          <table:table-cell table:style-name="ce14" office:value-type="float" office:value="57231" calcext:value-type="float">
            <text:p>57,2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96567" calcext:value-type="float">
            <text:p>596,567</text:p>
          </table:table-cell>
          <table:table-cell table:style-name="ce14" office:value-type="float" office:value="325753" calcext:value-type="float">
            <text:p>325,753</text:p>
          </table:table-cell>
          <table:table-cell table:style-name="ce14" office:value-type="float" office:value="6707" calcext:value-type="float">
            <text:p>6,707</text:p>
          </table:table-cell>
          <table:table-cell table:style-name="ce14" office:value-type="float" office:value="4494" calcext:value-type="float">
            <text:p>4,494</text:p>
          </table:table-cell>
          <table:table-cell table:style-name="ce14" office:value-type="float" office:value="1551841" calcext:value-type="float">
            <text:p>1,551,841</text:p>
          </table:table-cell>
          <table:table-cell table:style-name="ce14" office:value-type="float" office:value="2137764" calcext:value-type="float">
            <text:p>2,137,764</text:p>
          </table:table-cell>
          <table:table-cell table:style-name="ce14" office:value-type="float" office:value="3548908" calcext:value-type="float">
            <text:p>3,548,908</text:p>
          </table:table-cell>
          <table:table-cell table:style-name="ce14" office:value-type="float" office:value="27821" calcext:value-type="float">
            <text:p>27,821</text:p>
          </table:table-cell>
          <table:table-cell table:style-name="ce19" office:value-type="float" office:value="0.48" calcext:value-type="float">
            <text:p>0.4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10.21" calcext:value-type="float">
            <text:p>310.21</text:p>
          </table:table-cell>
          <table:table-cell table:style-name="ce14" office:value-type="float" office:value="12883" calcext:value-type="float">
            <text:p>12,883</text:p>
          </table:table-cell>
          <table:table-cell table:style-name="ce14" office:value-type="float" office:value="134760" calcext:value-type="float">
            <text:p>134,7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5353487" calcext:value-type="float">
            <text:p>5,353,487</text:p>
          </table:table-cell>
          <table:table-cell table:style-name="ce14" office:value-type="float" office:value="3794049" calcext:value-type="float">
            <text:p>3,794,049</text:p>
          </table:table-cell>
          <table:table-cell table:style-name="ce14" office:value-type="float" office:value="73779" calcext:value-type="float">
            <text:p>73,779</text:p>
          </table:table-cell>
          <table:table-cell table:style-name="ce14" office:value-type="float" office:value="40483" calcext:value-type="float">
            <text:p>40,483</text:p>
          </table:table-cell>
          <table:table-cell table:style-name="ce14" office:value-type="float" office:value="11120117" calcext:value-type="float">
            <text:p>11,120,117</text:p>
          </table:table-cell>
          <table:table-cell table:style-name="ce14" office:value-type="float" office:value="21156312" calcext:value-type="float">
            <text:p>21,156,312</text:p>
          </table:table-cell>
          <table:table-cell table:style-name="ce14" office:value-type="float" office:value="29993805" calcext:value-type="float">
            <text:p>29,993,805</text:p>
          </table:table-cell>
          <table:table-cell table:style-name="ce14" office:value-type="float" office:value="297099" calcext:value-type="float">
            <text:p>297,099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16.36" calcext:value-type="float">
            <text:p>916.36</text:p>
          </table:table-cell>
          <table:table-cell table:style-name="ce14" office:value-type="float" office:value="27468" calcext:value-type="float">
            <text:p>27,468</text:p>
          </table:table-cell>
          <table:table-cell table:style-name="ce14" office:value-type="float" office:value="294349" calcext:value-type="float">
            <text:p>294,3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49412" calcext:value-type="float">
            <text:p>149,412</text:p>
          </table:table-cell>
          <table:table-cell table:style-name="ce14" office:value-type="float" office:value="98213" calcext:value-type="float">
            <text:p>98,213</text:p>
          </table:table-cell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618" calcext:value-type="float">
            <text:p>618</text:p>
          </table:table-cell>
          <table:table-cell table:style-name="ce14" office:value-type="float" office:value="310202" calcext:value-type="float">
            <text:p>310,202</text:p>
          </table:table-cell>
          <table:table-cell table:style-name="ce14" office:value-type="float" office:value="149920" calcext:value-type="float">
            <text:p>149,920</text:p>
          </table:table-cell>
          <table:table-cell table:style-name="ce14" office:value-type="float" office:value="359100" calcext:value-type="float">
            <text:p>359,100</text:p>
          </table:table-cell>
          <table:table-cell table:style-name="ce14" office:value-type="float" office:value="2653" calcext:value-type="float">
            <text:p>2,653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54.42" calcext:value-type="float">
            <text:p>954.42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9693" calcext:value-type="float">
            <text:p>9,6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493" calcext:value-type="float">
            <text:p>124,493</text:p>
          </table:table-cell>
          <table:table-cell table:style-name="ce14" office:value-type="float" office:value="61390" calcext:value-type="float">
            <text:p>61,390</text:p>
          </table:table-cell>
          <table:table-cell table:style-name="ce14" office:value-type="float" office:value="584" calcext:value-type="float">
            <text:p>584</text:p>
          </table:table-cell>
          <table:table-cell table:style-name="ce14" office:value-type="float" office:value="533" calcext:value-type="float">
            <text:p>533</text:p>
          </table:table-cell>
          <table:table-cell table:style-name="ce14" office:value-type="float" office:value="247472" calcext:value-type="float">
            <text:p>247,472</text:p>
          </table:table-cell>
          <table:table-cell table:style-name="ce14" office:value-type="float" office:value="1257315" calcext:value-type="float">
            <text:p>1,257,315</text:p>
          </table:table-cell>
          <table:table-cell table:style-name="ce14" office:value-type="float" office:value="444236" calcext:value-type="float">
            <text:p>444,236</text:p>
          </table:table-cell>
          <table:table-cell table:style-name="ce14" office:value-type="float" office:value="754" calcext:value-type="float">
            <text:p>754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120.99" calcext:value-type="float">
            <text:p>120.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778" calcext:value-type="float">
            <text:p>11,7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872801" calcext:value-type="float">
            <text:p>6,872,801</text:p>
          </table:table-cell>
          <table:table-cell table:style-name="ce14" office:value-type="float" office:value="4669805" calcext:value-type="float">
            <text:p>4,669,805</text:p>
          </table:table-cell>
          <table:table-cell table:style-name="ce14" office:value-type="float" office:value="81739" calcext:value-type="float">
            <text:p>81,739</text:p>
          </table:table-cell>
          <table:table-cell table:style-name="ce14" office:value-type="float" office:value="42197" calcext:value-type="float">
            <text:p>42,197</text:p>
          </table:table-cell>
          <table:table-cell table:style-name="ce14" office:value-type="float" office:value="17914538" calcext:value-type="float">
            <text:p>17,914,538</text:p>
          </table:table-cell>
          <table:table-cell table:style-name="ce14" office:value-type="float" office:value="22840518" calcext:value-type="float">
            <text:p>22,840,518</text:p>
          </table:table-cell>
          <table:table-cell table:style-name="ce14" office:value-type="float" office:value="43200111" calcext:value-type="float">
            <text:p>43,200,111</text:p>
          </table:table-cell>
          <table:table-cell table:style-name="ce14" office:value-type="float" office:value="674335" calcext:value-type="float">
            <text:p>674,335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93.55" calcext:value-type="float">
            <text:p>493.55</text:p>
          </table:table-cell>
          <table:table-cell table:style-name="ce14" office:value-type="float" office:value="61366" calcext:value-type="float">
            <text:p>61,366</text:p>
          </table:table-cell>
          <table:table-cell table:style-name="ce14" office:value-type="float" office:value="727589" calcext:value-type="float">
            <text:p>727,5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73990" calcext:value-type="float">
            <text:p>573,990</text:p>
          </table:table-cell>
          <table:table-cell table:style-name="ce14" office:value-type="float" office:value="320803" calcext:value-type="float">
            <text:p>320,803</text:p>
          </table:table-cell>
          <table:table-cell table:style-name="ce14" office:value-type="float" office:value="8072" calcext:value-type="float">
            <text:p>8,072</text:p>
          </table:table-cell>
          <table:table-cell table:style-name="ce14" office:value-type="float" office:value="1330" calcext:value-type="float">
            <text:p>1,330</text:p>
          </table:table-cell>
          <table:table-cell table:style-name="ce14" office:value-type="float" office:value="502743" calcext:value-type="float">
            <text:p>502,743</text:p>
          </table:table-cell>
          <table:table-cell table:style-name="ce14" office:value-type="float" office:value="913070" calcext:value-type="float">
            <text:p>913,070</text:p>
          </table:table-cell>
          <table:table-cell table:style-name="ce14" office:value-type="float" office:value="1948982" calcext:value-type="float">
            <text:p>1,948,982</text:p>
          </table:table-cell>
          <table:table-cell table:style-name="ce14" office:value-type="float" office:value="4281" calcext:value-type="float">
            <text:p>4,281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454.16" calcext:value-type="float">
            <text:p>454.16</text:p>
          </table:table-cell>
          <table:table-cell table:style-name="ce14" office:value-type="float" office:value="1035" calcext:value-type="float">
            <text:p>1,035</text:p>
          </table:table-cell>
          <table:table-cell table:style-name="ce14" office:value-type="float" office:value="11331" calcext:value-type="float">
            <text:p>11,3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84051" calcext:value-type="float">
            <text:p>184,051</text:p>
          </table:table-cell>
          <table:table-cell table:style-name="ce14" office:value-type="float" office:value="121252" calcext:value-type="float">
            <text:p>121,252</text:p>
          </table:table-cell>
          <table:table-cell table:style-name="ce14" office:value-type="float" office:value="3779" calcext:value-type="float">
            <text:p>3,779</text:p>
          </table:table-cell>
          <table:table-cell table:style-name="ce14" office:value-type="float" office:value="2982" calcext:value-type="float">
            <text:p>2,982</text:p>
          </table:table-cell>
          <table:table-cell table:style-name="ce14" office:value-type="float" office:value="356872" calcext:value-type="float">
            <text:p>356,8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45055" calcext:value-type="float">
            <text:p>4,745,055</text:p>
          </table:table-cell>
          <table:table-cell table:style-name="ce14" office:value-type="float" office:value="1886" calcext:value-type="float">
            <text:p>1,886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71.42" calcext:value-type="float">
            <text:p>371.42</text:p>
          </table:table-cell>
          <table:table-cell table:style-name="ce14" office:value-type="float" office:value="3547" calcext:value-type="float">
            <text:p>3,547</text:p>
          </table:table-cell>
          <table:table-cell table:style-name="ce14" office:value-type="float" office:value="39345" calcext:value-type="float">
            <text:p>39,3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1])" office:value-type="float" office:value="47392036" calcext:value-type="float">
            <text:p>47,392,036</text:p>
          </table:table-cell>
          <table:table-cell table:style-name="ce14" table:formula="of:=SUM([.C9:.C41])" office:value-type="float" office:value="31922289" calcext:value-type="float">
            <text:p>31,922,289</text:p>
          </table:table-cell>
          <table:table-cell table:style-name="ce14" table:formula="of:=SUM([.D9:.D41])" office:value-type="float" office:value="869413" calcext:value-type="float">
            <text:p>869,413</text:p>
          </table:table-cell>
          <table:table-cell table:style-name="ce14" table:formula="of:=SUM([.E9:.E41])" office:value-type="float" office:value="580076" calcext:value-type="float">
            <text:p>580,076</text:p>
          </table:table-cell>
          <table:table-cell table:style-name="ce14" table:formula="of:=SUM([.F9:.F41])" office:value-type="float" office:value="113947072" calcext:value-type="float">
            <text:p>113,947,072</text:p>
          </table:table-cell>
          <table:table-cell table:style-name="ce14" table:formula="of:=SUM([.G9:.G41])" office:value-type="float" office:value="145579381" calcext:value-type="float">
            <text:p>145,579,381</text:p>
          </table:table-cell>
          <table:table-cell table:style-name="ce14" table:formula="of:=SUM([.H9:.H41])" office:value-type="float" office:value="290936497" calcext:value-type="float">
            <text:p>290,936,497</text:p>
          </table:table-cell>
          <table:table-cell table:style-name="ce14" table:formula="of:=SUM([.I9:.I41])" office:value-type="float" office:value="2375915" calcext:value-type="float">
            <text:p>2,375,915</text:p>
          </table:table-cell>
          <table:table-cell table:style-name="ce19" office:value-type="float" office:value="0.207763703341233" calcext:value-type="float">
            <text:p>0.21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489.978061504973" calcext:value-type="float">
            <text:p>489.98</text:p>
          </table:table-cell>
          <table:table-cell table:style-name="ce14" table:formula="of:=SUM([.M9:.M41])" office:value-type="float" office:value="341171" calcext:value-type="float">
            <text:p>341,171</text:p>
          </table:table-cell>
          <table:table-cell table:style-name="ce14" table:formula="of:=SUM([.N9:.N41])" office:value-type="float" office:value="4329747" calcext:value-type="float">
            <text:p>4,329,74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12'.$A$1" table:cell-range-address="$'10812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4.99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12" style:display-name="PageStyle_108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20-02-04T06:05:44</meta:creation-date>
    <dc:date>2020-02-04T06:06:15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